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Times New Roman1" svg:font-family="'Times New Roman'" style:font-adornments="Normálne"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hapter headings with numbering</text:p>
      <text:p text:style-name="Preformatted_20_Text">Define chapters with several levels with numbering. Times new roman, heading font Arial</text:p>
      <text:h text:style-name="Heading_20_1" text:outline-level="1">one</text:h>
      <text:p text:style-name="Preformatted_20_Text">text texttext text text texttext text text texttext text </text:p>
      <text:h text:style-name="Heading_20_2" text:outline-level="2">one one </text:h>
      <text:p text:style-name="Preformatted_20_Text">text texttext text text texttext text text texttext text </text:p>
      <text:h text:style-name="Heading_20_3" text:outline-level="3">one one one</text:h>
      <text:p text:style-name="Preformatted_20_Text">text texttext text text texttext text text texttext text </text:p>
      <text:h text:style-name="Heading_20_3" text:outline-level="3">one one two</text:h>
      <text:p text:style-name="Preformatted_20_Text">text texttext text text texttext text text texttext text </text:p>
      <text:p text:style-name="Preformatted_20_Text">text texttext text text texttext text text texttext text </text:p>
      <text:h text:style-name="Heading_20_2" text:outline-level="2">one two</text:h>
      <text:p text:style-name="Preformatted_20_Text">text texttext text text texttext text text texttext text </text:p>
      <text:h text:style-name="Heading_20_1" text:outline-level="1">two</text:h>
      <text:p text:style-name="Preformatted_20_Text">text texttext text text texttext text text texttext text </text:p>
      <text:h text:style-name="Heading_20_2" text:outline-level="2">two one</text:h>
      <text:p text:style-name="Preformatted_20_Text">text texttext text text texttext text text texttext text </text:p>
      <text:h text:style-name="Heading_20_3" text:outline-level="3">two one one</text:h>
      <text:p text:style-name="Preformatted_20_Text">text texttext text text texttext text text texttext text </text:p>
      <text:h text:style-name="Heading_20_2" text:outline-level="2">two two</text:h>
      <text:p text:style-name="Preformatted_20_Text">text texttext text text texttext text text texttext text </text:p>
      <text:h text:style-name="Heading_20_3" text:outline-level="3">two two one</text:h>
      <text:p text:style-name="Preformatted_20_Text">text texttext text text texttext text text texttext text text texttext text text texttext text text texttext text text texttext text text texttext text text texttext text text texttext text text texttext text text texttext text text texttext text text texttext text text texttext text text texttext text text texttext text text texttext text </text:p>
      <text:h text:style-name="Heading_20_1" text:outline-level="1">three</text:h>
      <text:p text:style-name="Preformatted_20_Text">text texttext text text texttext text text texttext tex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Times New Roman1" svg:font-family="'Times New Roman'" style:font-adornments="Normálne"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sk" fo:country="SK"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WenQuanYi Micro Hei" style:font-size-asian="10pt" style:font-name-complex="Lohit Hindi2" style:font-size-complex="10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paragraph-properties fo:margin="100%" fo:margin-left="1.76cm" fo:margin-right="0cm" fo:text-indent="-0.76c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paragraph-properties fo:margin="100%" fo:margin-left="2.76cm" fo:margin-right="0cm" fo:text-indent="-0.76cm" style:auto-text-indent="false">
        <style:tab-stops/>
      </style:paragraph-properties>
      <style:text-properties fo:font-size="14pt" fo:font-weight="bold" style:font-size-asian="14pt" style:font-weight-asian="bold" style:font-size-complex="14pt" style:font-weight-complex="bold"/>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8-03T06:47:01</dc:date>
    <dc:creator>Miloš Šrámek</dc:creator>
    <meta:generator>OpenOffice/4.0.0$Unix OpenOffice.org_project/400m3$Build-9702</meta:generator>
    <meta:editing-duration>PT3M13S</meta:editing-duration>
    <meta:editing-cycles>4</meta:editing-cycles>
    <meta:document-statistic meta:table-count="0" meta:image-count="0" meta:object-count="0" meta:page-count="1" meta:paragraph-count="25" meta:word-count="204" meta:character-count="1217"/>
  </office:meta>
</office:document-meta>
</file>